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6000002584B60C05A68D00C81.png" manifest:media-type="image/png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10DB0000162B00003E03B960EB66CCB1BFFA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80pt" fo:font-weight="bold" officeooo:rsid="001004ca" officeooo:paragraph-rsid="001004ca" style:font-name-asian="Arial Unicode MS" style:font-size-asian="80pt" style:font-weight-asian="bold" style:font-name-complex="Arial Unicode MS" style:font-size-complex="8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<draw:frame draw:style-name="fr1" draw:name="Image3" text:anchor-type="char" svg:x="3.8882in" svg:y="0.0398in" svg:width="2.2744in" svg:height="6.3626in" draw:z-index="2"><draw:image xlink:href="Pictures/100010DB0000162B00003E03B960EB66CCB1BFFA.svg" xlink:type="simple" xlink:show="embed" xlink:actuate="onLoad" loext:mime-type="image/svg+xml"/><draw:image xlink:href="Pictures/10000201000000D6000002584B60C05A68D00C81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2:20:39.881439458</meta:creation-date>
    <meta:editing-duration>PT4M45S</meta:editing-duration>
    <meta:editing-cycles>2</meta:editing-cycles>
    <meta:generator>LibreOffice/6.4.5.2$Linux_X86_64 LibreOffice_project/40$Build-2</meta:generator>
    <dc:date>2020-08-10T12:25:20.600279553</dc:date>
    <meta:document-statistic meta:table-count="0" meta:image-count="3" meta:object-count="0" meta:page-count="1" meta:paragraph-count="0" meta:word-count="0" meta:character-count="0" meta:non-whitespace-character-count="0"/>
  </office:meta>
</office:document-meta>
</file>